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28_12-24-25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8_17-00-28_000.jpg</text:p>
          </table:table-cell>
          <table:table-cell table:style-name="ce17" office:value-type="string">
            <text:p>:m RES 1*3 / free# JVEMV6 68#_26 / 68. theoretical-physics(tp) / w=テンソル積；テンソル；テンソル代数；直交変換；(A`_ijk=α_ijklmn*A^lmn),topics=~,other=memo+,s=~,i=~,doc=r-1-4~9</text:p>
          </table:table-cell>
          <table:table-cell table:style-name="ce4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8" table:formula="of:=IF([.E3]=&quot;&quot;;[.C3];CONCATENATE([.C3];&quot; / &quot;;[.E3]))" office:value-type="string" office:string-value=":m RES 1*3 / free# JVEMV6 68#_26 / 68. theoretical-physics(tp) / w=テンソル積；テンソル；テンソル代数；直交変換；(A`_ijk=α_ijklmn*A^lmn),topics=~,other=memo+,s=~,i=~,doc=r-1-4~9">
            <text:p>:m RES 1*3 / free# JVEMV6 68#_26 / 68. theoretical-physics(tp) / w=テンソル積；テンソル；テンソル代数；直交変換；(A`_ijk=α_ijklmn*A^lmn),topics=~,other=memo+,s=~,i=~,doc=r-1-4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28_17-00-54_000.jpg</text:p>
          </table:table-cell>
          <table:table-cell table:style-name="ce20" office:value-type="string">
            <text:p>:m RES 2*3 / free# JVEMV6 68#_26 / 68. theoretical-physics(tp) / w=(T~=T^(i_1*i_2*...i_n)*(e-&gt;_i_1@e-&gt;_i_2@...@e-&gt;_i_n));(B`_j=b_jl*B^l);二階のテンソル；(A`_i*B`_j=a_ik*b_jl*A^k*B^l),topics=~,other=orig+,s=~,i=~,doc=r-1-4~12</text:p>
          </table:table-cell>
          <table:table-cell table:style-name="ce19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8" table:formula="of:=IF([.E4]=&quot;&quot;;[.C4];CONCATENATE([.C4];&quot; / &quot;;[.E4]))" office:value-type="string" office:string-value=":m RES 2*3 / free# JVEMV6 68#_26 / 68. theoretical-physics(tp) / w=(T~=T^(i_1*i_2*...i_n)*(e-&gt;_i_1@e-&gt;_i_2@...@e-&gt;_i_n));(B`_j=b_jl*B^l);二階のテンソル；(A`_i*B`_j=a_ik*b_jl*A^k*B^l),topics=~,other=orig+,s=~,i=~,doc=r-1-4~12">
            <text:p>:m RES 2*3 / free# JVEMV6 68#_26 / 68. theoretical-physics(tp) / w=(T~=T^(i_1*i_2*...i_n)*(e-&gt;_i_1@e-&gt;_i_2@...@e-&gt;_i_n));(B`_j=b_jl*B^l);二階のテンソル；(A`_i*B`_j=a_ik*b_jl*A^k*B^l),topics=~,other=orig+,s=~,i=~,doc=r-1-4~1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28_17-01-33_000.jpg</text:p>
          </table:table-cell>
          <table:table-cell table:style-name="ce20" office:value-type="string">
            <text:p>:m RES 3*3 / free# JVEMV6 68#_26 / 68. theoretical-physics(tp) / w=(δ=|[a h],[h b]),topics=~,other=orig+,s=~,i=~,doc=r-1-4~12</text:p>
          </table:table-cell>
          <table:table-cell table:style-name="ce17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5]=&quot;&quot;;[.C5];CONCATENATE([.C5];&quot; / &quot;;[.E5]))" office:value-type="string" office:string-value=":m RES 3*3 / free# JVEMV6 68#_26 / 68. theoretical-physics(tp) / w=(δ=|[a h],[h b]),topics=~,other=orig+,s=~,i=~,doc=r-1-4~12">
            <text:p>:m RES 3*3 / free# JVEMV6 68#_26 / 68. theoretical-physics(tp) / w=(δ=|[a h],[h b]),topics=~,other=orig+,s=~,i=~,doc=r-1-4~1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28_19-14-34_000.jpg</text:p>
          </table:table-cell>
          <table:table-cell table:style-name="ce20" office:value-type="string">
            <text:p>:m :篠笛,shinobue #*# / session-memo / s.1:memo,theme=やったこと,content=~,for=~,other=~ \\\ s.2:todays-melody,genr=~,for=~,key=~,tempo=~,R=~,i.f.=~,notes=hole:3-6-7-6~7-6-5-4,other=~ </text:p>
          </table:table-cell>
          <table:table-cell table:style-name="ce19"/>
          <table:table-cell table:style-name="ce4"/>
          <table:table-cell table:style-name="ce4" office:value-type="string">
            <text:p>N-35-35-28.49121 E-139-34-49.379882</text:p>
          </table:table-cell>
          <table:table-cell table:style-name="ce38" table:formula="of:=IF([.E6]=&quot;&quot;;[.C6];CONCATENATE([.C6];&quot; / &quot;;[.E6]))" office:value-type="string" office:string-value=":m :篠笛,shinobue #*# / session-memo / s.1:memo,theme=やったこと,content=~,for=~,other=~ \\\ s.2:todays-melody,genr=~,for=~,key=~,tempo=~,R=~,i.f.=~,notes=hole:3-6-7-6~7-6-5-4,other=~ ">
            <text:p>:m :篠笛,shinobue #*# / session-memo / s.1:memo,theme=やったこと,content=~,for=~,other=~ \\\ s.2:todays-melody,genr=~,for=~,key=~,tempo=~,R=~,i.f.=~,notes=hole:3-6-7-6~7-6-5-4,other=~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28_20-37-05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22546 E-139-34-49.270019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29_01-07-13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8" table:formula="of:=IF([.E8]=&quot;&quot;;[.C8];CONCATENATE([.C8];&quot; / &quot;;[.E8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29_01-07-3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29_07-28-31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9.160156</text:p>
          </table:table-cell>
          <table:table-cell table:style-name="ce38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29_07-29-51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356384 E-139-34-49.709472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29_07-46-12_000.jpg</text:p>
          </table:table-cell>
          <table:table-cell table:style-name="ce20" office:value-type="string">
            <text:p>:tome/ (lang=ja) / topic=やっていること：今後の方針 / content=今やっていること：思うところを、踏んでいこう；「大学の教授職に就こう」-&gt;思う端から、逃げ給へ ||| :tome/ (lang=ja) / topic=方針：パイを作ろう / content=いま存在しているパイの、より中心の咳を得ようとする：それなりの期待値が約束されているだろう；自分でパイを作ろう；作る手順を、自分が辿った経路を、メモしよう；行き着けたら、公開しよう ||| :m :lets / action activity / やること / genre=キリスト教 / content=キリスト教（ｍ１）、ナザレに起こった頃に遡って、受け止める；ヨーロッパに伝わったあとのｍ１ではなく；コプト教会に伝わっているような、ｍ１ ||| :m :th / topic=「主」とは / content=「主」とは、何か？ / lang=ja</text:p>
          </table:table-cell>
          <table:table-cell table:style-name="ce17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12]=&quot;&quot;;[.C12];CONCATENATE([.C12];&quot; / &quot;;[.E12]))" office:value-type="string" office:string-value=":tome/ (lang=ja) / topic=やっていること：今後の方針 / content=今やっていること：思うところを、踏んでいこう；「大学の教授職に就こう」-&gt;思う端から、逃げ給へ ||| :tome/ (lang=ja) / topic=方針：パイを作ろう / content=いま存在しているパイの、より中心の咳を得ようとする：それなりの期待値が約束されているだろう；自分でパイを作ろう；作る手順を、自分が辿った経路を、メモしよう；行き着けたら、公開しよう ||| :m :lets / action activity / やること / genre=キリスト教 / content=キリスト教（ｍ１）、ナザレに起こった頃に遡って、受け止める；ヨーロッパに伝わったあとのｍ１ではなく；コプト教会に伝わっているような、ｍ１ ||| :m :th / topic=「主」とは / content=「主」とは、何か？ / lang=ja">
            <text:p>:tome/ (lang=ja) / topic=やっていること：今後の方針 / content=今やっていること：思うところを、踏んでいこう；「大学の教授職に就こう」-&gt;思う端から、逃げ給へ ||| :tome/ (lang=ja) / topic=方針：パイを作ろう / content=いま存在しているパイの、より中心の咳を得ようとする：それなりの期待値が約束されているだろう；自分でパイを作ろう；作る手順を、自分が辿った経路を、メモしよう；行き着けたら、公開しよう ||| :m :lets / action activity / やること / genre=キリスト教 / content=キリスト教（ｍ１）、ナザレに起こった頃に遡って、受け止める；ヨーロッパに伝わったあとのｍ１ではなく；コプト教会に伝わっているような、ｍ１ ||| :m :th / topic=「主」とは / content=「主」とは、何か？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021/06/29</text:date>, <text:time>09:0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29T09:06:43.33</dc:date>
    <dc:creator>iwabuchi ken</dc:creator>
    <meta:editing-duration>P34DT20H13M16S</meta:editing-duration>
    <meta:editing-cycles>12824</meta:editing-cycles>
    <meta:document-statistic meta:table-count="1" meta:cell-count="355" meta:object-count="0"/>
  </office:meta>
</office:document-meta>
</file>